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41cm" fo:min-width="10.1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78cm"/>
    </style:style>
    <style:style style:name="pr1" style:family="presentation" style:parent-style-name="Default-title">
      <style:graphic-properties fo:min-height="5.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ff0000" style:font-name="Comic Sans MS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Droid Sans Fallback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0000" fo:font-size="20pt" style:font-size-asian="20pt" style:font-size-complex="20pt"/>
    </style:style>
    <style:style style:name="T7" style:family="text">
      <style:text-properties fo:color="#ff0000" style:font-name="Comic Sans MS" fo:font-size="22pt" style:font-size-asian="22pt" style:font-size-complex="2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5.08cm" svg:x="1.471cm" svg:y="0.254cm" presentation:class="title" presentation:user-transformed="true">
          <draw:text-box>
            <text:p><text:span text:style-name="T1">ASTR 288P</text:span><text:span text:style-name="T1"><text:line-break/></text:span><text:span text:style-name="T2">UNIX and Scientific Programming</text:span><text:span text:style-name="T3"><text:line-break/></text:span><text:span text:style-name="T4">Spring 2017</text:span></text:p>
          </draw:text-box>
        </draw:frame>
        <draw:frame presentation:style-name="pr2" draw:layer="layout" svg:width="25.199cm" svg:height="12.179cm" svg:x="1.979cm" svg:y="5.588cm" presentation:class="outline" presentation:user-transformed="true">
          <draw:text-box>
            <text:list text:style-name="L2">
              <text:list-item>
                <text:p>UNIX:</text:p>
                <text:list>
                  <text:list-item>
                    <text:p>Shell (<text:span text:style-name="T5">bash</text:span>, tcsh, xonsh) and <text:span text:style-name="T5">shell scripting</text:span></text:p>
                  </text:list-item>
                  <text:list-item>
                    <text:p>File System <text:s/>(/, /usr/bin, /etc, $HOME)</text:p>
                  </text:list-item>
                  <text:list-item>
                    <text:p>Window Manager (X11 on Linux, aqua on Mac)</text:p>
                  </text:list-item>
                  <text:list-item>
                    <text:p>Editors (<text:span text:style-name="T5">emacs</text:span>, vi, gedit, pico) <text:span text:style-name="T6">[42 listed on wikipedia]</text:span></text:p>
                  </text:list-item>
                  <text:list-item>
                    <text:p>Tools</text:p>
                    <text:list>
                      <text:list-item>
                        <text:p>Native Unix tools: <text:span text:style-name="T5">ls, cp, mkdir, cd, mv, awk, grep</text:span>, <text:span text:style-name="T5">ssh</text:span>, …..</text:p>
                      </text:list-item>
                      <text:list-item>
                        <text:p>Community tools: <text:span text:style-name="T5">git</text:span>, <text:span text:style-name="T5">gcc</text:span>, g++, gfortran, <text:span text:style-name="T5">python</text:span>, julia, R, ….</text:p>
                      </text:list-item>
                    </text:list>
                  </text:list-item>
                </text:list>
              </text:list-item>
              <text:list-item>
                <text:p>Scripting</text:p>
                <text:list>
                  <text:list-item>
                    <text:p>Python</text:p>
                  </text:list-item>
                  <text:list-item>
                    <text:p>ipython</text:p>
                  </text:list-item>
                  <text:list-item>
                    <text:p>JupyteR / Beaker <text:s/>(web computing)</text:p>
                  </text:list-item>
                </text:list>
              </text:list-item>
              <text:list-item>
                <text:p>Compilers</text:p>
                <text:list>
                  <text:list-item>
                    <text:p>C/C++, <text:s/>Fortran</text:p>
                  </text:list-item>
                </text:list>
              </text:list-item>
              <text:list-item>
                <text:p>Open Source Software</text:p>
                <text:list>
                  <text:list-item>
                    <text:p>Athena, an astrophysical magnetohydrodynamics (MHD) code</text:p>
                    <text:list>
                      <text:list-item>
                        <text:p>Discovering code, Compiling, Running, Analyzing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5.199cm" svg:height="12.179cm" svg:x="1.401cm" svg:y="4.915cm">
          <draw:text-box>
            <text:p/>
          </draw:text-box>
        </draw:frame>
        <draw:frame draw:style-name="gr2" draw:text-style-name="P2" draw:layer="layout" svg:width="13.456cm" svg:height="0.962cm" svg:x="7.62cm" svg:y="19.05cm">
          <draw:text-box>
            <text:p><text:a xlink:href="http://www.astro.umd.edu/~teuben/ASTR288P" xlink:type="simple">http://www.astro.umd.edu/~teuben/ASTR288P</text:a></text:p>
          </draw:text-box>
        </draw:frame>
        <draw:frame draw:style-name="gr3" draw:text-style-name="P4" draw:layer="layout" svg:width="10.675cm" svg:height="3.491cm" svg:x="17.011cm" svg:y="13.019cm">
          <draw:text-box>
            <text:p><text:span text:style-name="T7">Software Collaboration (git)</text:span></text:p>
            <text:p text:style-name="P3"><text:span text:style-name="T7">and</text:span></text:p>
            <text:p><text:span text:style-name="T7">Software Document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What we will likely not cover...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ord processing (e.g. latex)</text:p>
                <text:list>
                  <text:list-item>
                    <text:p><text:span text:style-name="T8">But: jupyter notebook uses “md” (MarkDown)</text:span></text:p>
                  </text:list-item>
                </text:list>
              </text:list-item>
              <text:list-item>
                <text:p>Parallel Programming (OpenMP, MPI, CUDA)</text:p>
              </text:list-item>
              <text:list-item>
                <text:p>Data Science (but....)</text:p>
              </text:list-item>
              <text:list-item>
                <text:p>Machine Learning</text:p>
              </text:list-item>
              <text:list-item>
                <text:p>... 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text:line-break/><text:span text:style-name="T9">(check the class website)</text:span></text:p>
          </draw:text-box>
        </draw:frame>
        <draw:frame presentation:style-name="pr2" draw:layer="layout" svg:width="26.416cm" svg:height="12.179cm" svg:x="0.762cm" svg:y="4.914cm" presentation:class="outline" presentation:user-transformed="true">
          <draw:text-box>
            <text:list text:style-name="L2">
              <text:list-item>
                <text:p>Books? <text:s text:c="2"/>No books! <text:s/><text:span text:style-name="T10">(but: my reading shelf in CSS0223)</text:span></text:p>
              </text:list-item>
              <text:list-item>
                <text:p>Online? <text:s/><text:span text:style-name="T11">Don’t believe everything you read!</text:span></text:p>
                <text:list>
                  <text:list-item>
                    <text:p>Wikipedia</text:p>
                  </text:list-item>
                  <text:list-item>
                    <text:p><text:a xlink:href="http://www.stackoverflow.com/" xlink:type="simple">http://www.stackoverflow.com</text:a> Any Questions</text:p>
                  </text:list-item>
                  <text:list-item>
                    <text:p><text:a xlink:href="http://www.codecademy.com/" xlink:type="simple">http://www.codecademy.com</text:a> Python, Git, ...</text:p>
                  </text:list-item>
                  <text:list-item>
                    <text:p><text:a xlink:href="http://tutorialspoint.com/cprogramming" xlink:type="simple">http://tutorialspoint.com/cprogramming</text:a> C language</text:p>
                  </text:list-item>
                  <text:list-item>
                    <text:p><text:a xlink:href="http://projecteuler.net/" xlink:type="simple">http://projecteuler.net</text:a> <text:s text:c="2"/>Challenging Problems</text:p>
                  </text:list-item>
                  <text:list-item>
                    <text:p><text:a xlink:href="http://rosettacode.org/wiki/Averages/Arithmetic_mean" xlink:type="simple">http://rosettacode.org/wiki/Averages/Arithmetic_mean</text:a>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rdwar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ab machines:</text:p>
                <text:list>
                  <text:list-item>
                    <text:p>Master: <text:s text:c="2"/>ursa.astro.umd.edu (a.k.a. <text:s text:c="2"/>ursa)</text:p>
                  </text:list-item>
                  <text:list-item>
                    <text:p>Nodes: <text:s text:c="2"/><text:span text:style-name="T5">lab001, lab002, … lab013</text:span></text:p>
                  </text:list-item>
                  <text:list-item>
                    <text:p>Printer: <text:s/>labs.astro.umd.edu</text:p>
                  </text:list-item>
                </text:list>
              </text:list-item>
              <text:list-item>
                <text:p>Virtual Machine (vmware, <text:span text:style-name="T5">virtualbox</text:span>)</text:p>
              </text:list-item>
              <text:list-item>
                <text:p>Your Own Laptop:</text:p>
                <text:list>
                  <text:list-item>
                    <text:p>Linux (Ubuntu, Redhat, …)</text:p>
                  </text:list-item>
                  <text:list-item>
                    <text:p>MacOSX (10.9, 10.10, 10.11)</text:p>
                    <text:list>
                      <text:list-item>
                        <text:p>Be aware to have Xquartz installed so “ssh -X” works!</text:p>
                      </text:list-item>
                    </text:list>
                  </text:list-item>
                  <text:list-item>
                    <text:p>Windows (win10 bash + ubuntu)</text:p>
                    <text:list>
                      <text:list-item>
                        <text:p>The program putty will make ssh connections, but what about X11?</text:p>
                      </text:list-item>
                      <text:list-item>
                        <text:p>VNC is another alternative after putty was used to set up a vncserver!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2.178cm" svg:height="0.962cm" svg:x="11.684cm" svg:y="19.104cm">
          <draw:text-box>
            <text:p>Done!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4T10:11:47.764872545</meta:creation-date>
    <dc:date>2017-01-25T17:37:11.055809497</dc:date>
    <meta:editing-duration>P2DT16H9M36S</meta:editing-duration>
    <meta:editing-cycles>50</meta:editing-cycles>
    <meta:generator>LibreOffice/5.1.4.2$Linux_X86_64 LibreOffice_project/10m0$Build-2</meta:generator>
    <meta:document-statistic meta:object-count="41"/>
  </office:meta>
</office:document-meta>
</file>